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5"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bold" officeooo:paragraph-rsid="002569f0" style:font-style-asian="normal" style:font-weight-asian="bold" style:font-style-complex="normal" style:font-weight-complex="bold"/>
    </style:style>
    <style:style style:name="P8" style:family="paragraph" style:parent-style-name="Standard">
      <style:text-properties fo:font-style="normal" fo:font-weight="bold" officeooo:paragraph-rsid="0034091b" style:font-style-asian="normal" style:font-weight-asian="bold" style:font-style-complex="normal" style:font-weight-complex="bold"/>
    </style:style>
    <style:style style:name="P9" style:family="paragraph" style:parent-style-name="Standard">
      <style:text-properties fo:font-style="normal" fo:font-weight="bold" officeooo:paragraph-rsid="0034289d"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44804a"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paragraph-rsid="0046d35e"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paragraph-rsid="0047c15f" style:font-style-asian="normal" style:font-weight-asian="normal" style:font-style-complex="normal" style:font-weight-complex="normal"/>
    </style:style>
    <style:style style:name="P20"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21"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2" style:family="paragraph" style:parent-style-name="Standard">
      <style:text-properties fo:font-style="normal" style:text-underline-style="none" fo:font-weight="bold" officeooo:paragraph-rsid="003f6209" style:font-style-asian="normal" style:font-weight-asian="bold" style:font-style-complex="normal" style:font-weight-complex="bold"/>
    </style:style>
    <style:style style:name="P23" style:family="paragraph" style:parent-style-name="Standard">
      <style:text-properties fo:font-weight="normal" officeooo:paragraph-rsid="002f6b46" style:font-weight-asian="normal" style:font-weight-complex="normal"/>
    </style:style>
    <style:style style:name="P24" style:family="paragraph" style:parent-style-name="Standard">
      <style:text-properties fo:font-weight="normal" officeooo:paragraph-rsid="0030ff49" style:font-weight-asian="normal" style:font-weight-complex="normal"/>
    </style:style>
    <style:style style:name="P25" style:family="paragraph" style:parent-style-name="Standard">
      <style:text-properties officeooo:paragraph-rsid="00316fad"/>
    </style:style>
    <style:style style:name="P26"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7" style:family="paragraph" style:parent-style-name="Standard">
      <style:text-properties style:font-name="Times New Roman1" fo:font-style="normal" fo:font-weight="normal" officeooo:paragraph-rsid="0043330c" style:font-style-asian="normal" style:font-weight-asian="normal" style:font-style-complex="normal" style:font-weight-complex="normal"/>
    </style:style>
    <style:style style:name="P28" style:family="paragraph" style:parent-style-name="Standard">
      <style:text-properties officeooo:paragraph-rsid="0043330c"/>
    </style:style>
    <style:style style:name="P29" style:family="paragraph" style:parent-style-name="Text_20_body">
      <style:text-properties fo:font-style="normal" officeooo:paragraph-rsid="002e469c" style:font-style-asian="normal" style:font-style-complex="normal"/>
    </style:style>
    <style:style style:name="P30" style:family="paragraph" style:parent-style-name="Text_20_body">
      <style:text-properties fo:font-style="normal" officeooo:paragraph-rsid="002ccb7f" style:font-style-asian="normal" style:font-style-complex="normal"/>
    </style:style>
    <style:style style:name="P31" style:family="paragraph" style:parent-style-name="Text_20_body">
      <style:text-properties fo:font-style="normal" officeooo:paragraph-rsid="0039391d" style:font-style-asian="normal" style:font-style-complex="normal"/>
    </style:style>
    <style:style style:name="P32" style:family="paragraph" style:parent-style-name="Text_20_body">
      <style:text-properties fo:font-style="normal" officeooo:paragraph-rsid="00389e9f" style:font-style-asian="normal" style:font-style-complex="normal"/>
    </style:style>
    <style:style style:name="P33" style:family="paragraph" style:parent-style-name="Text_20_body">
      <style:text-properties fo:font-style="normal" officeooo:paragraph-rsid="0047c15f" style:font-style-asian="normal" style:font-style-complex="normal"/>
    </style:style>
    <style:style style:name="P34"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5"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36"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37" style:family="paragraph" style:parent-style-name="Text_20_body">
      <style:text-properties fo:font-style="italic" officeooo:paragraph-rsid="002b9dad" style:font-style-asian="italic" style:font-style-complex="italic"/>
    </style:style>
    <style:style style:name="P38" style:family="paragraph" style:parent-style-name="Text_20_body">
      <style:text-properties fo:font-style="italic" officeooo:paragraph-rsid="0039391d" style:font-style-asian="italic" style:font-style-complex="italic"/>
    </style:style>
    <style:style style:name="P39" style:family="paragraph" style:parent-style-name="Text_20_body">
      <style:text-properties style:font-name="Times New Roman1" fo:font-style="normal" officeooo:paragraph-rsid="0039391d" style:font-style-asian="normal" style:font-style-complex="normal"/>
    </style:style>
    <style:style style:name="P40" style:family="paragraph" style:parent-style-name="Text_20_body">
      <style:text-properties style:font-name="Times New Roman1" fo:font-style="normal" officeooo:paragraph-rsid="003a7ef5" style:font-style-asian="normal" style:font-style-complex="normal"/>
    </style:style>
    <style:style style:name="P41" style:family="paragraph" style:parent-style-name="Text_20_body">
      <style:text-properties style:font-name="Times New Roman1" fo:font-style="normal" officeooo:paragraph-rsid="003a9602" style:font-style-asian="normal" style:font-style-complex="normal"/>
    </style:style>
    <style:style style:name="P42" style:family="paragraph" style:parent-style-name="Text_20_body">
      <style:text-properties style:font-name="Times New Roman1" fo:font-style="normal" fo:font-weight="normal" officeooo:paragraph-rsid="003a9602" style:font-style-asian="normal" style:font-weight-asian="normal" style:font-style-complex="normal" style:font-weight-complex="normal"/>
    </style:style>
    <style:style style:name="P43" style:family="paragraph" style:parent-style-name="Text_20_body">
      <style:text-properties style:font-name="Times New Roman1" fo:font-style="normal" fo:font-weight="normal" officeooo:paragraph-rsid="003b8ef7" style:font-style-asian="normal" style:font-weight-asian="normal" style:font-style-complex="normal" style:font-weight-complex="normal"/>
    </style:style>
    <style:style style:name="P44" style:family="paragraph" style:parent-style-name="Text_20_body">
      <style:text-properties style:font-name="Times New Roman1" fo:font-style="normal" fo:font-weight="normal" officeooo:paragraph-rsid="00499bca" style:font-style-asian="normal" style:font-weight-asian="normal" style:font-style-complex="normal" style:font-weight-complex="normal"/>
    </style:style>
    <style:style style:name="P45" style:family="paragraph" style:parent-style-name="Standard" style:list-style-name="L1">
      <style:text-properties fo:font-weight="bold" officeooo:paragraph-rsid="001a2e9a" style:font-weight-asian="bold" style:font-weight-complex="bold"/>
    </style:style>
    <style:style style:name="P46"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47"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48" style:family="paragraph" style:parent-style-name="Standard">
      <style:text-properties fo:font-style="normal" fo:font-weight="normal" officeooo:paragraph-rsid="004daa9d" style:font-style-asian="normal" style:font-weight-asian="normal" style:font-style-complex="normal" style:font-weight-complex="normal"/>
    </style:style>
    <style:style style:name="P49" style:family="paragraph" style:parent-style-name="Standard">
      <style:text-properties fo:font-style="normal" fo:font-weight="normal" officeooo:rsid="004daa9d" officeooo:paragraph-rsid="004daa9d" style:font-style-asian="normal" style:font-weight-asian="normal" style:font-style-complex="normal" style:font-weight-complex="normal"/>
    </style:style>
    <style:style style:name="P50" style:family="paragraph" style:parent-style-name="Standard">
      <style:text-properties fo:font-style="normal" fo:font-weight="normal" officeooo:rsid="004de1d3" officeooo:paragraph-rsid="00526ba6" style:font-style-asian="normal" style:font-weight-asian="normal" style:font-style-complex="normal" style:font-weight-complex="normal"/>
    </style:style>
    <style:style style:name="P51" style:family="paragraph" style:parent-style-name="Standard">
      <style:text-properties fo:font-style="normal" fo:font-weight="normal" officeooo:rsid="00526ba6" officeooo:paragraph-rsid="00526ba6" style:font-style-asian="normal" style:font-weight-asian="normal" style:font-style-complex="normal" style:font-weight-complex="normal"/>
    </style:style>
    <style:style style:name="P52" style:family="paragraph" style:parent-style-name="Standard">
      <style:text-properties fo:font-style="normal" fo:font-weight="normal" officeooo:paragraph-rsid="00526ba6" style:font-style-asian="normal" style:font-weight-asian="normal" style:font-style-complex="normal" style:font-weight-complex="normal"/>
    </style:style>
    <style:style style:name="P53" style:family="paragraph" style:parent-style-name="Standard">
      <style:text-properties fo:font-style="normal" fo:font-weight="bold" officeooo:rsid="005174f7" officeooo:paragraph-rsid="005174f7" style:font-style-asian="normal" style:font-weight-asian="bold" style:font-style-complex="normal" style:font-weight-complex="bold"/>
    </style:style>
    <style:style style:name="P54" style:family="paragraph" style:parent-style-name="Standard">
      <style:text-properties officeooo:paragraph-rsid="004cfe56"/>
    </style:style>
    <style:style style:name="P55" style:family="paragraph" style:parent-style-name="Standard">
      <style:text-properties officeooo:rsid="004daa9d" officeooo:paragraph-rsid="004cfe56"/>
    </style:style>
    <style:style style:name="P56" style:family="paragraph" style:parent-style-name="Standard">
      <style:text-properties officeooo:rsid="004fb2f3" officeooo:paragraph-rsid="004fb2f3"/>
    </style:style>
    <style:style style:name="P57" style:family="paragraph" style:parent-style-name="Standard">
      <style:text-properties officeooo:paragraph-rsid="005174f7"/>
    </style:style>
    <style:style style:name="P58" style:family="paragraph" style:parent-style-name="Standard">
      <style:text-properties officeooo:rsid="005174f7" officeooo:paragraph-rsid="005174f7"/>
    </style:style>
    <style:style style:name="P59" style:family="paragraph" style:parent-style-name="Text_20_body">
      <style:text-properties fo:font-style="italic" officeooo:paragraph-rsid="0044804a" style:font-style-asian="italic" style:font-style-complex="italic"/>
    </style:style>
    <style:style style:name="P60" style:family="paragraph" style:parent-style-name="Heading_20_1">
      <style:text-properties officeooo:paragraph-rsid="002569f0"/>
    </style:style>
    <style:style style:name="P61"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
    </style:style>
    <style:style style:name="T12" style:family="text">
      <style:text-properties style:text-position="sub 58%" style:font-name="Times New Roman1"/>
    </style:style>
    <style:style style:name="T13" style:family="text">
      <style:text-properties officeooo:rsid="004daa9d"/>
    </style:style>
    <style:style style:name="T14" style:family="text">
      <style:text-properties officeooo:rsid="004de1d3"/>
    </style:style>
    <style:style style:name="T15" style:family="text">
      <style:text-properties officeooo:rsid="004e7bb7"/>
    </style:style>
    <style:style style:name="T16" style:family="text">
      <style:text-properties officeooo:rsid="005174f7"/>
    </style:style>
    <style:style style:name="T17" style:family="text">
      <style:text-properties officeooo:rsid="00526ba6"/>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2520460489236851932" text:style-name="L1">
        <text:list-item>
          <text:p text:style-name="P45">{f(x) = g(x), <text:s/>g(b) = f(a)}</text:p>
        </text:list-item>
      </text:list>
      <text:p text:style-name="P23">First equation: by lpo-1 we have that x=x. To prove that f(x) &gt;lpo g(x), we need to first prove that f(x) &gt;lpo x. Using lpo-1 we can see that f(x) &gt;lpo x.</text:p>
      <text:p text:style-name="P23">Because f(x) &gt;lpo x, we can use lpo-2 to prove that f(x) &gt;lpo g(x), given precedence f &gt; g.</text:p>
      <text:p text:style-name="P23"/>
      <text:p text:style-name="P24">Second equation: g(b) = f(a). g and f are different functions, so we cannot use lpo-3. We will instead use lpo-1 from this step to get b &gt; f(a). Using lpo-2 we have that b &gt;lpo a. For the second equation to hold, b &gt; f must be true. </text:p>
      <text:p text:style-name="P24"/>
      <text:p text:style-name="P24">Combining the precedence from equation 1 with equation 2, we get the following precedence which holds: b &gt; f &gt; g &gt; a</text:p>
      <text:p text:style-name="P24"/>
      <text:list xml:id="list181417034165335" text:continue-numbering="true" text:style-name="L1">
        <text:list-item>
          <text:p text:style-name="P45">{f(g(x)) = g(f(x))}</text:p>
        </text:list-item>
      </text:list>
      <text:p text:style-name="P25">We start with lpo-1, giving us x=x. We show that f(x) &gt;lpo x by using lpo-1. This means that using lpo-2, we show that f(x) &gt;lpo g(x), given precedence f &gt; g.</text:p>
      <text:p text:style-name="P54">Because f and g are different functions, we cannot use lpo-3 to prove f(g(x)) &gt;lpo g(f(x)). </text:p>
      <text:p text:style-name="P56">We will instead use lpo-2. The assumptions for lpo-2 to hold is f(g(x)) &gt;lpo f(x). We use lpo-3 to prove the assumptions: <text:span text:style-name="T16">Lpo-3s assumptions are </text:span>g(x) &gt; lex lpo (x), which we can show by using lpo-1 g(x) &gt;lpo x, <text:span text:style-name="T16">and f(g(x)) &gt;lpo x. The last assumption is proven with lpo-1, because g(x) &gt; lpo x already has been shown to hold.</text:span></text:p>
      <text:p text:style-name="P55"/>
      <text:p text:style-name="P25"/>
      <text:list xml:id="list181417518295093" text:continue-numbering="true" text:style-name="L1">
        <text:list-item>
          <text:p text:style-name="P45">{g(f(x)) = f(g(x))}</text:p>
        </text:list-item>
      </text:list>
      <text:p text:style-name="P25">This problem is basically the same as the one abov<text:span text:style-name="T16">e, the functions f and g have just swapped places.</text:span> We can use the same logic to get our answer.</text:p>
      <text:p text:style-name="P25">Lpo-1 for x=x. Then we show that f(x) &gt;lpo x and g(x) &gt;lpo x by using lpo-1. We can then show that g(x) &gt;lpo f(x) given precedence g &gt; f.</text:p>
      <text:p text:style-name="P57">g(f(x)) &gt;lpo f(g(x)<text:span text:style-name="T16">): </text:span></text:p>
      <text:p text:style-name="P57"><text:span text:style-name="T16">lpo2-&gt;g(f(x))&gt;lpo g(x) → lpo-3: f(x) &gt; lex lpo (x) → lpo-1: f(x) &gt;lpo x</text:span></text:p>
      <text:p text:style-name="P58">g(f(x)) &gt;lpo x → lpo-1 because f(x) &gt;lpo x holds.</text:p>
      <text:p text:style-name="P3"/>
      <text:h text:style-name="P60" text:outline-level="1">Eksamensoppgave 1 i INF2022 fra 2002</text:h>
      <text:p text:style-name="P7">1b.</text:p>
      <text:p text:style-name="P4">Eks is well founded when there is no infinite sequences like: <text:span text:style-name="T2">t &gt;eks t’ &gt;eks t’’&gt;eks ..</text:span> </text:p>
      <text:p text:style-name="P4">The definition of a strict partial ordering says that &gt; (don’t have the correct symbol in libreoffice) is well founded over a set S if there is no infinite sequence s1 &gt; s2 &gt; s2 &gt; ... of S-elements s1, s2, s3, ...</text:p>
      <text:p text:style-name="P6"><text:soft-page-break/>Eks is an extension of lex. We can express all properties of the &gt;eks relation over terms as properties of &gt;lex over tuples of natural number, i.e <text:span text:style-name="T7">w</text:span><text:span text:style-name="T11">(u) &gt;lex <text:s/></text:span><text:span text:style-name="T7">w(b). This is helpful because by proving that an infinite sequence would reach a contradiction with lex, we have proven the same for eks.</text:span></text:p>
      <text:p text:style-name="P27"/>
      <text:p text:style-name="P28"><text:span text:style-name="T8">The “number of symbols” decreases for each simplification step of &gt;lex, because that is how &gt;lex is defined. This can never be smaller than 0, which means that we can not have an infinite derivation w(t) -&gt; w(t) -&gt; w(t) -&gt; ... because it would give an infinite sequence</text:span> <text:span text:style-name="T8">w(t) &gt;lex w(t’) &gt;lex w(t’’) &gt;lex etc, which is impossible.</text:span></text:p>
      <text:p text:style-name="P2"/>
      <text:p text:style-name="P2"/>
      <text:p text:style-name="P2"/>
      <text:p text:style-name="P2"/>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5">Eks is transitive. <text:span text:style-name="T16">We show this using &gt;eks writtens a tuples of &gt;lex.</text:span></text:p>
      <text:p text:style-name="P53"><text:span text:style-name="T9">Say we have the terms t, u, v. We write &gt;eks with the help of function w, which is simply the tuples over natural numbers. (Example: precedence f &gt; g &gt; a and term f(g(f,a)) would give w(2,1,1))</text:span></text:p>
      <text:p text:style-name="P53"><text:span text:style-name="T9">To show transitivity, it means that if t &gt;eks u and u &gt;eks v, then t &gt;eks v. In terms of lex, this is w(t) &gt;lex w(u), w(u) &gt;lex w(v) implies w(t) &gt;lex w(v).</text:span></text:p>
      <text:p text:style-name="P53"><text:span text:style-name="T9">Instead of writing the terms as w(t), w(u) and w(v), we swap it with A, B and C. This gives us:</text:span></text:p>
      <text:p text:style-name="P53"><text:span text:style-name="T9">If and only if A &gt;lex B, B &gt;lex C then A &gt;lex C. </text:span></text:p>
      <text:p text:style-name="P53"><text:span text:style-name="T9">Because we know that &gt;lex is transitive, and we see that &gt;eks can be rewritten as terms for lex, we have proven that &gt;eks is transitive.</text:span></text:p>
      <text:p text:style-name="P26"/>
      <text:p text:style-name="P8"><text:span text:style-name="T1">Eks is anti-reflexive, because by using the definition of &gt;lex we see that both are not reflexive. </text:span><text:span text:style-name="T9">w(a) &gt;lex w(a) does not hold for, given the properties of lexicographic order. Because of this, we know that &gt;eks is not reflexive aswell. </text:span></text:p>
      <text:p text:style-name="P26"/>
      <text:p text:style-name="P48">Eks is monotonic. We show this with the definition of &gt;lex. Using a weight function w we can show that &gt;lex is monotonic if: <text:s/>w(t) &gt;lex w(u) implies that w(f(..., t, ...)) &gt;lex w(f(..., u,...)). A weight function could for example be the amount of <text:span text:style-name="T13">tuples</text:span> in a specification. By &gt;lex definition, we know that if t &gt;lex u, then f(t) &gt;lex f(u) also is correct. <text:span text:style-name="T13">Lets show why with an example:</text:span></text:p>
      <text:p text:style-name="P49">f &gt; g &gt; a &gt; b</text:p>
      <text:p text:style-name="P49">t = f(a, b, g(a, a)), u = (g(a, g(b, b)) <text:span text:style-name="T14">=&gt; w(1, 1, 3, 1) &gt;lex w(0, 2, 1, 2), which means that t &gt;lex u</text:span></text:p>
      <text:p text:style-name="P49"/>
      <text:p text:style-name="P50">g(f(a,a,a), t) &gt;lex g(f(a,a,a), u) <text:span text:style-name="T17">= &gt; w(1, 1, 3, 1) + w(1, 1, 3, 0) &gt;lex w(0, 2, 1, 2) + w(1, 1, 3, 0) </text:span></text:p>
      <text:p text:style-name="P50"><text:span text:style-name="T17">=&gt; w(2, 2, 6, 1) <text:s/>&gt;lex w(1, 3, 4, 2)</text:span></text:p>
      <text:p text:style-name="P50"><text:span text:style-name="T17">Here, f is the part we add to t and u (1, 1, 3, 0). We can see that when we add the same to both sides, there's no change in the outcome. This means that f(t) &gt;lex f(u) is correct.</text:span></text:p>
      <text:p text:style-name="P50"/>
      <text:p text:style-name="P51">In the general case we could change our parentheses to A, B and C. Let's say that w(1, 1, 3, 1) = A, w(0, 2, 1, 2) = B and w(1, 1, 3, 0) = C.</text:p>
      <text:p text:style-name="P52"><text:span text:style-name="T17">Because &gt;lex makes sense for natural numbers, if A, B and C are natural numbers then A + C &gt;lex B + C holds if A &gt; lex B. Equation logic says that we can discard C from both sides of the equation because it does not affect the outcome. Seeing how A, B and C are simply &gt;eks rewritten for &gt;lex, we have proven that &gt;eks is monotone.</text:span></text:p>
      <text:p text:style-name="P9"><text:soft-page-break/><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w(a), we know that eks also satisfies the subterm property.</text:span></text:p>
      <text:p text:style-name="P10"/>
      <text:p text:style-name="P20">1d.</text:p>
      <text:list xml:id="list6142174479030917682" text:style-name="L2">
        <text:list-item>
          <text:p text:style-name="P46">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This could be a weight function, Example: Left hand side contains 2 x’s, right hand side only contain 1. We then store the number 2 on the left hand side.) This coupled with checking the “normal” symbols occurrence on both sides, we can check the precedence and if left hand side has a higher “value” than the right hand side, it is terminating. </text:p>
        </text:list-item>
        <text:list-item>
          <text:p text:style-name="P47"><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20"/>
      <text:p text:style-name="P20"/>
      <text:p text:style-name="P20">1e.</text:p>
      <text:p text:style-name="P13">We need to find an example where &gt;eks can be used to prove termination, but not with &gt;lpo. A way to do this would be to use mpo.</text:p>
      <text:p text:style-name="P11"/>
      <text:p text:style-name="P11"/>
      <text:p text:style-name="P11"/>
      <text:p text:style-name="P11"/>
      <text:h text:style-name="Heading_20_1" text:outline-level="1">Exercise 74</text:h>
      <text:p text:style-name="P21">1. Find terms r1 and r2 such that <text:span text:style-name="T3">{f(g(x)) = r1, g(h(x)) = r2} </text:span>is confluent (and terminating).</text:p>
      <text:p text:style-name="P12"/>
      <text:p text:style-name="P14">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4"/>
      <text:p text:style-name="P15">The overlap term for the left hand sides are f(g(h(x))). We use this to find r1 = f(x) and r2 = h(x), giving us the specification <text:span text:style-name="T2">{f(g(x)) = f(x), g(h(x)) = h(x)}</text:span>. Let's prove this.</text:p>
      <text:p text:style-name="P15"/>
      <text:p text:style-name="P15">Using this, we achieve the following critical pairs:</text:p>
      <text:p text:style-name="P15">f(g(h(x))) → Equation 1 → f(h(x))</text:p>
      <text:p text:style-name="P15">f(g(h(x))) → Equation 2 → f(h(x))</text:p>
      <text:p text:style-name="P15">We see that they share a common term, and the specification is therefore locally confluent.</text:p>
      <text:p text:style-name="P15"/>
      <text:p text:style-name="P15">We prove termination using lpo. </text:p>
      <text:p text:style-name="P15"/>
      <text:p text:style-name="P22">Left hand equation:</text:p>
      <text:p text:style-name="P15">Using lpo-1 we get x=x. From this, using lpo-1 we derive that f(x) &gt;lpo x, and finally using lpo-2 we have that f(x) &gt; g(x), with precedence f &gt; g.</text:p>
      <text:p text:style-name="P18"><text:soft-page-break/>To complete the left hand side, we need to look at the whole term. f(g(x)) = f(x). <text:s/>We can use lpo-3 here, because both sides have the same function symbol. Because g(x) &gt;(lpo lex) x and f(g(x)) &gt;lpo x is correct, we can use lpo-3 to show that f(g(x)) &gt;lpo f(x).</text:p>
      <text:p text:style-name="P15"/>
      <text:p text:style-name="P22">Right hand equation:</text:p>
      <text:p text:style-name="P15">Lpo-1 for x=x. We use lpo-2 to show that g(x) &gt; h(x), with precedence g &gt; h.</text:p>
      <text:p text:style-name="P15"/>
      <text:p text:style-name="P19">We use the same logic as above to show that g(h(x)) &gt;lpo x and h(x) &gt;lpo x.</text:p>
      <text:p text:style-name="P17">g(h(x)) &gt;lpo x</text:p>
      <text:p text:style-name="P17">h(x) &gt;lpo lex x</text:p>
      <text:p text:style-name="P15"/>
      <text:p text:style-name="P16">We combine the right hand side with the left, and get the following precedence: f &gt; g &gt; h.</text:p>
      <text:p text:style-name="P16">We have proved that the specification is terminating, and using Newman's lemma, it's also confluent.</text:p>
      <text:h text:style-name="P61" text:outline-level="1">Exercise 1 Confluence</text:h>
      <text:p text:style-name="P34">1.</text:p>
      <text:p text:style-name="P37">{f(a) = b, f(f(x)) = x}</text:p>
      <text:p text:style-name="P30"><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rminating or locally confluent. First we find the critical pairs.</text:p>
      <text:p text:style-name="P32">Equations do not share a variable, so we do not have to rename x to x'.</text:p>
      <text:p text:style-name="P59"/>
      <text:p text:style-name="P59">Equation 1: f(a) = b</text:p>
      <text:p text:style-name="P38">Equation 2: f(f(x)) = x</text:p>
      <text:p text:style-name="P38"/>
      <text:p text:style-name="P33">The terms overlap on f. We have to check the overlap term f(f(<text:span text:style-name="T15">a</text:span>)).</text:p>
      <text:p text:style-name="P38"/>
      <text:p text:style-name="P31"><text:span text:style-name="T7">f(f(x)) |</text:span><text:span text:style-name="T12">1</text:span><text:span text:style-name="T7"> f(a):</text:span></text:p>
      <text:p text:style-name="P39">“Equation” <text:span text:style-name="T15">3</text:span>: mgu {x |-&gt; a}</text:p>
      <text:p text:style-name="P40">Now we use these equations to show that we cannot reduce the critical pairs to the same term.</text:p>
      <text:p text:style-name="P40"/>
      <text:p text:style-name="P40">f(f(<text:span text:style-name="T15">a</text:span>)) → equation <text:span text:style-name="T15">1</text:span> → f(<text:span text:style-name="T15">b</text:span>)</text:p>
      <text:p text:style-name="P40">f(f(<text:span text:style-name="T15">a</text:span>)) → equation <text:span text:style-name="T15">2 → </text:span></text:p>
      <text:p text:style-name="P40">The critical pairs <text:span text:style-name="T2">{f(a), f(f(a))}</text:span> share no common term, which means that the specification is not locally confluent. It's therefore not confluent.</text:p>
      <text:p text:style-name="P29"/>
      <text:p text:style-name="P34">2.</text:p>
      <text:p text:style-name="P35">By adding the equation b = x, the system would be confluent. We can show this by changing the substitutions for the above critical pairs.</text:p>
      <text:p text:style-name="P41"><text:soft-page-break/>f(f(x)) → equation 3 → f(a) → equation 1 → b → new equation → x → equation 4 → a</text:p>
      <text:p text:style-name="P42">f(f(x)) → equation 4 → f(f(a)) → equation 1 → f(b) → new equation → f(x) → equation 3 → a</text:p>
      <text:p text:style-name="P44">The critical pairs now reduce to the same term, and the specification is therefore locally confluent. </text:p>
      <text:p text:style-name="P44">Now we need to prove that the specification is terminating. We can do this by using lpo.</text:p>
      <text:p text:style-name="P44">This proves that the specification is confluent by Newman's lemma. There's also no conflicts with the previous equations.</text:p>
      <text:p text:style-name="P36"><text:span text:style-name="T7">New specification: </text:span><text:span text:style-name="T10">{f(a) = b, f(f(x) = x, b = x}</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18:14:15.656548248</dc:date>
    <meta:editing-duration>PT1H50M41S</meta:editing-duration>
    <meta:editing-cycles>16</meta:editing-cycles>
    <meta:generator>LibreOffice/4.1.5.3$Linux_X86_64 LibreOffice_project/410m0$Build-3</meta:generator>
    <meta:document-statistic meta:table-count="0" meta:image-count="0" meta:object-count="0" meta:page-count="5" meta:paragraph-count="88" meta:word-count="1924" meta:character-count="9904" meta:non-whitespace-character-count="8055"/>
  </office:meta>
</office:document-meta>
</file>